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B0000154900000E58182851DCAAAD6588.svm" manifest:media-type="image/x-svm"/>
  <manifest:file-entry manifest:full-path="Pictures/10000200000000CE0000008BA11502A8AA803C0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086cm" svg:height="3.585cm" svg:x="0cm" svg:y="0.776cm">
            <draw:image xlink:href="Pictures/2000000B0000154900000E58182851DCAAAD6588.svm" xlink:type="simple" xlink:show="embed" xlink:actuate="onLoad" draw:mime-type="image/x-svm">
              <text:p/>
            </draw:image>
            <draw:image xlink:href="Pictures/10000200000000CE0000008BA11502A8AA803C0D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15"/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9:30:59.1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4-19T09:31:04.718000000</dc:date>
    <meta:print-date>2020-05-19T23:24:05Z</meta:print-date>
    <meta:editing-duration>P1DT5H27M54S</meta:editing-duration>
    <meta:editing-cycles>40</meta:editing-cycles>
    <meta:document-statistic meta:table-count="1" meta:cell-count="37" meta:object-count="1"/>
    <meta:user-defined meta:name="WorkbookGuid">2d1eb1ce-8686-43aa-b70b-b12b8df7aa30</meta:user-defined>
  </office:meta>
</office:document-meta>
</file>